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8 18:21:5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2:.G2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5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3:.G3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5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4:.G4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5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5:.G5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5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6:.G6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5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7:.G7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8:.G8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9:.G9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0:.G10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1:.G11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2:.G12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3:.G13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4:.G14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5:.G15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6:.G16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4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7:.G17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8:.G18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19:.G19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20:.G20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21:.G21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22:.G22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5026" calcext:value-type="float">
            <text:p>0,460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375" calcext:value-type="float">
            <text:p>47,34375</text:p>
          </table:table-cell>
          <table:table-cell/>
          <table:table-cell table:formula="of:=SUM([.B23:.G23])" office:value-type="float" office:value="48.0620651" calcext:value-type="float">
            <text:p>48,0620651</text:p>
          </table:table-cell>
        </table:table-row>
        <table:table-row table:style-name="ro1">
          <table:table-cell office:value-type="string" calcext:value-type="string">
            <text:p>2023-01-08 18:21:3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3119" calcext:value-type="float">
            <text:p>0,460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4:.G24])" office:value-type="float" office:value="47.9837444" calcext:value-type="float">
            <text:p>47,9837444</text:p>
          </table:table-cell>
        </table:table-row>
        <table:table-row table:style-name="ro1">
          <table:table-cell office:value-type="string" calcext:value-type="string">
            <text:p>2023-01-08 18:21:3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3119" calcext:value-type="float">
            <text:p>0,460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5:.G25])" office:value-type="float" office:value="47.9837444" calcext:value-type="float">
            <text:p>47,9837444</text:p>
          </table:table-cell>
        </table:table-row>
        <table:table-row table:style-name="ro1">
          <table:table-cell office:value-type="string" calcext:value-type="string">
            <text:p>2023-01-08 18:21:3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3119" calcext:value-type="float">
            <text:p>0,460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6:.G26])" office:value-type="float" office:value="47.9837444" calcext:value-type="float">
            <text:p>47,9837444</text:p>
          </table:table-cell>
        </table:table-row>
        <table:table-row table:style-name="ro1">
          <table:table-cell office:value-type="string" calcext:value-type="string">
            <text:p>2023-01-08 18:21:3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212" calcext:value-type="float">
            <text:p>0,460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7:.G27])" office:value-type="float" office:value="47.9835537" calcext:value-type="float">
            <text:p>47,9835537</text:p>
          </table:table-cell>
        </table:table-row>
        <table:table-row table:style-name="ro1">
          <table:table-cell office:value-type="string" calcext:value-type="string">
            <text:p>2023-01-08 18:21:2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1212" calcext:value-type="float">
            <text:p>0,460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8:.G28])" office:value-type="float" office:value="47.9835537" calcext:value-type="float">
            <text:p>47,9835537</text:p>
          </table:table-cell>
        </table:table-row>
        <table:table-row table:style-name="ro1">
          <table:table-cell office:value-type="string" calcext:value-type="string">
            <text:p>2023-01-08 18:21:2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02509" calcext:value-type="float">
            <text:p>0,4602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29:.G29])" office:value-type="float" office:value="47.9836834" calcext:value-type="float">
            <text:p>47,9836834</text:p>
          </table:table-cell>
        </table:table-row>
        <table:table-row table:style-name="ro1">
          <table:table-cell office:value-type="string" calcext:value-type="string">
            <text:p>2023-01-08 18:21:27</text:p>
          </table:table-cell>
          <table:table-cell office:value-type="float" office:value="5.929688" calcext:value-type="float">
            <text:p>5,929688</text:p>
          </table:table-cell>
          <table:table-cell office:value-type="float" office:value="0.125" calcext:value-type="float">
            <text:p>0,125</text:p>
          </table:table-cell>
          <table:table-cell office:value-type="float" office:value="0.5674744" calcext:value-type="float">
            <text:p>0,5674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9688" calcext:value-type="float">
            <text:p>47,29688</text:p>
          </table:table-cell>
          <table:table-cell/>
          <table:table-cell table:formula="of:=SUM([.B30:.G30])" office:value-type="float" office:value="53.9190424" calcext:value-type="float">
            <text:p>53,9190424</text:p>
          </table:table-cell>
        </table:table-row>
        <table:table-row table:style-name="ro1">
          <table:table-cell office:value-type="string" calcext:value-type="string">
            <text:p>2023-01-08 18:21:2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9304" calcext:value-type="float">
            <text:p>0,459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1:.G31])" office:value-type="float" office:value="47.9833629" calcext:value-type="float">
            <text:p>47,9833629</text:p>
          </table:table-cell>
        </table:table-row>
        <table:table-row table:style-name="ro1">
          <table:table-cell office:value-type="string" calcext:value-type="string">
            <text:p>2023-01-08 18:21:2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9304" calcext:value-type="float">
            <text:p>0,459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2:.G32])" office:value-type="float" office:value="47.9833629" calcext:value-type="float">
            <text:p>47,9833629</text:p>
          </table:table-cell>
        </table:table-row>
        <table:table-row table:style-name="ro1">
          <table:table-cell office:value-type="string" calcext:value-type="string">
            <text:p>2023-01-08 18:21:2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397" calcext:value-type="float">
            <text:p>0,459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3:.G33])" office:value-type="float" office:value="47.9831722" calcext:value-type="float">
            <text:p>47,9831722</text:p>
          </table:table-cell>
        </table:table-row>
        <table:table-row table:style-name="ro1">
          <table:table-cell office:value-type="string" calcext:value-type="string">
            <text:p>2023-01-08 18:21:2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7397" calcext:value-type="float">
            <text:p>0,459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4:.G34])" office:value-type="float" office:value="47.9831722" calcext:value-type="float">
            <text:p>47,9831722</text:p>
          </table:table-cell>
        </table:table-row>
        <table:table-row table:style-name="ro1">
          <table:table-cell office:value-type="string" calcext:value-type="string">
            <text:p>2023-01-08 18:21:22</text:p>
          </table:table-cell>
          <table:table-cell office:value-type="float" office:value="34.53906" calcext:value-type="float">
            <text:p>34,53906</text:p>
          </table:table-cell>
          <table:table-cell office:value-type="float" office:value="1.953125" calcext:value-type="float">
            <text:p>1,953125</text:p>
          </table:table-cell>
          <table:table-cell office:value-type="float" office:value="1.5788498" calcext:value-type="float">
            <text:p>1,578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9688" calcext:value-type="float">
            <text:p>47,29688</text:p>
          </table:table-cell>
          <table:table-cell/>
          <table:table-cell table:formula="of:=SUM([.B35:.G35])" office:value-type="float" office:value="85.3679148" calcext:value-type="float">
            <text:p>85,3679148</text:p>
          </table:table-cell>
        </table:table-row>
        <table:table-row table:style-name="ro1">
          <table:table-cell office:value-type="string" calcext:value-type="string">
            <text:p>2023-01-08 18:21:2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549" calcext:value-type="float">
            <text:p>0,45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6:.G36])" office:value-type="float" office:value="47.9829815" calcext:value-type="float">
            <text:p>47,9829815</text:p>
          </table:table-cell>
        </table:table-row>
        <table:table-row table:style-name="ro1">
          <table:table-cell office:value-type="string" calcext:value-type="string">
            <text:p>2023-01-08 18:21:2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549" calcext:value-type="float">
            <text:p>0,45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7:.G37])" office:value-type="float" office:value="47.9829815" calcext:value-type="float">
            <text:p>47,9829815</text:p>
          </table:table-cell>
        </table:table-row>
        <table:table-row table:style-name="ro1">
          <table:table-cell office:value-type="string" calcext:value-type="string">
            <text:p>2023-01-08 18:21:1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549" calcext:value-type="float">
            <text:p>0,45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8:.G38])" office:value-type="float" office:value="47.9829815" calcext:value-type="float">
            <text:p>47,9829815</text:p>
          </table:table-cell>
        </table:table-row>
        <table:table-row table:style-name="ro1">
          <table:table-cell office:value-type="string" calcext:value-type="string">
            <text:p>2023-01-08 18:21:1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3582" calcext:value-type="float">
            <text:p>0,4593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39:.G39])" office:value-type="float" office:value="47.9827907" calcext:value-type="float">
            <text:p>47,9827907</text:p>
          </table:table-cell>
        </table:table-row>
        <table:table-row table:style-name="ro1">
          <table:table-cell office:value-type="string" calcext:value-type="string">
            <text:p>2023-01-08 18:21:1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3582" calcext:value-type="float">
            <text:p>0,4593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40:.G40])" office:value-type="float" office:value="47.9827907" calcext:value-type="float">
            <text:p>47,9827907</text:p>
          </table:table-cell>
        </table:table-row>
        <table:table-row table:style-name="ro1">
          <table:table-cell office:value-type="string" calcext:value-type="string">
            <text:p>2023-01-08 18:21:1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3582" calcext:value-type="float">
            <text:p>0,4593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41:.G41])" office:value-type="float" office:value="47.9827907" calcext:value-type="float">
            <text:p>47,9827907</text:p>
          </table:table-cell>
        </table:table-row>
        <table:table-row table:style-name="ro1">
          <table:table-cell office:value-type="string" calcext:value-type="string">
            <text:p>2023-01-08 18:21:1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1675" calcext:value-type="float">
            <text:p>0,459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42:.G42])" office:value-type="float" office:value="47.9826" calcext:value-type="float">
            <text:p>47,9826</text:p>
          </table:table-cell>
        </table:table-row>
        <table:table-row table:style-name="ro1">
          <table:table-cell office:value-type="string" calcext:value-type="string">
            <text:p>2023-01-08 18:21:1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1675" calcext:value-type="float">
            <text:p>0,459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43:.G43])" office:value-type="float" office:value="47.9826" calcext:value-type="float">
            <text:p>47,9826</text:p>
          </table:table-cell>
        </table:table-row>
        <table:table-row table:style-name="ro1">
          <table:table-cell office:value-type="string" calcext:value-type="string">
            <text:p>2023-01-08 18:21:1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91675" calcext:value-type="float">
            <text:p>0,459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6562" calcext:value-type="float">
            <text:p>47,26562</text:p>
          </table:table-cell>
          <table:table-cell/>
          <table:table-cell table:formula="of:=SUM([.B44:.G44])" office:value-type="float" office:value="47.9826" calcext:value-type="float">
            <text:p>47,9826</text:p>
          </table:table-cell>
        </table:table-row>
        <table:table-row table:style-name="ro1">
          <table:table-cell office:value-type="string" calcext:value-type="string">
            <text:p>2023-01-08 18:21:1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9767" calcext:value-type="float">
            <text:p>0,4589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219" calcext:value-type="float">
            <text:p>47,24219</text:p>
          </table:table-cell>
          <table:table-cell/>
          <table:table-cell table:formula="of:=SUM([.B45:.G45])" office:value-type="float" office:value="47.9589792" calcext:value-type="float">
            <text:p>47,9589792</text:p>
          </table:table-cell>
        </table:table-row>
        <table:table-row table:style-name="ro1">
          <table:table-cell office:value-type="string" calcext:value-type="string">
            <text:p>2023-01-08 18:21:1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9767" calcext:value-type="float">
            <text:p>0,4589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219" calcext:value-type="float">
            <text:p>47,24219</text:p>
          </table:table-cell>
          <table:table-cell/>
          <table:table-cell table:formula="of:=SUM([.B46:.G46])" office:value-type="float" office:value="47.9589792" calcext:value-type="float">
            <text:p>47,9589792</text:p>
          </table:table-cell>
        </table:table-row>
        <table:table-row table:style-name="ro1">
          <table:table-cell office:value-type="string" calcext:value-type="string">
            <text:p>2023-01-08 18:21:1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9767" calcext:value-type="float">
            <text:p>0,4589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219" calcext:value-type="float">
            <text:p>47,24219</text:p>
          </table:table-cell>
          <table:table-cell/>
          <table:table-cell table:formula="of:=SUM([.B47:.G47])" office:value-type="float" office:value="47.9589792" calcext:value-type="float">
            <text:p>47,9589792</text:p>
          </table:table-cell>
        </table:table-row>
        <table:table-row table:style-name="ro1">
          <table:table-cell office:value-type="string" calcext:value-type="string">
            <text:p>2023-01-08 18:21:0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786" calcext:value-type="float">
            <text:p>0,458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219" calcext:value-type="float">
            <text:p>47,24219</text:p>
          </table:table-cell>
          <table:table-cell/>
          <table:table-cell table:formula="of:=SUM([.B48:.G48])" office:value-type="float" office:value="47.9587885" calcext:value-type="float">
            <text:p>47,9587885</text:p>
          </table:table-cell>
        </table:table-row>
        <table:table-row table:style-name="ro1">
          <table:table-cell office:value-type="string" calcext:value-type="string">
            <text:p>2023-01-08 18:21:0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9157" calcext:value-type="float">
            <text:p>0,458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4219" calcext:value-type="float">
            <text:p>47,24219</text:p>
          </table:table-cell>
          <table:table-cell/>
          <table:table-cell table:formula="of:=SUM([.B49:.G49])" office:value-type="float" office:value="47.9589182" calcext:value-type="float">
            <text:p>47,9589182</text:p>
          </table:table-cell>
        </table:table-row>
        <table:table-row table:style-name="ro1">
          <table:table-cell office:value-type="string" calcext:value-type="string">
            <text:p>2023-01-08 18:21:07</text:p>
          </table:table-cell>
          <table:table-cell office:value-type="float" office:value="19.9375" calcext:value-type="float">
            <text:p>19,9375</text:p>
          </table:table-cell>
          <table:table-cell office:value-type="float" office:value="0.640625" calcext:value-type="float">
            <text:p>0,640625</text:p>
          </table:table-cell>
          <table:table-cell office:value-type="float" office:value="0.862854" calcext:value-type="float">
            <text:p>0,86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0156" calcext:value-type="float">
            <text:p>47,10156</text:p>
          </table:table-cell>
          <table:table-cell/>
          <table:table-cell table:formula="of:=SUM([.B50:.G50])" office:value-type="float" office:value="68.542539" calcext:value-type="float">
            <text:p>68,542539</text:p>
          </table:table-cell>
        </table:table-row>
        <table:table-row table:style-name="ro1">
          <table:table-cell office:value-type="string" calcext:value-type="string">
            <text:p>2023-01-08 18:21:0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1:.G5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2:.G52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3:.G53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4:.G54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5:.G55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6:.G56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1:0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7:.G57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8:.G58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59:.G59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0:.G60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1:.G6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2:.G62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3:.G63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4:.G64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5:.G65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6:.G66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5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7:.G67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8:.G68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69:.G69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0:.G70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1:.G7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2:.G72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3:.G73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4:.G74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5:.G75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6:.G76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4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7:.G77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8:.G78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79:.G79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0:.G80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1:.G8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2:.G82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3:.G83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4:.G84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5:.G85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6:.G86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3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7:.G87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8:.G88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89:.G89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0:.G90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1:.G9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2:.G92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3:.G93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4:.G94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5:.G95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6:.G96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2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7:.G97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1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8:.G98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1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99:.G99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1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100:.G100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1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141" calcext:value-type="float">
            <text:p>41,94141</text:p>
          </table:table-cell>
          <table:table-cell/>
          <table:table-cell table:formula="of:=SUM([.B101:.G101])" office:value-type="float" office:value="42.6578178" calcext:value-type="float">
            <text:p>42,6578178</text:p>
          </table:table-cell>
        </table:table-row>
        <table:table-row table:style-name="ro1">
          <table:table-cell office:value-type="string" calcext:value-type="string">
            <text:p>2023-01-08 18:20:1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734" calcext:value-type="float">
            <text:p>43,02734</text:p>
          </table:table-cell>
          <table:table-cell/>
          <table:table-cell table:formula="of:=SUM([.B102:.G102])" office:value-type="float" office:value="43.7437478" calcext:value-type="float">
            <text:p>43,7437478</text:p>
          </table:table-cell>
        </table:table-row>
        <table:table-row table:style-name="ro1">
          <table:table-cell office:value-type="string" calcext:value-type="string">
            <text:p>2023-01-08 18:20:1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734" calcext:value-type="float">
            <text:p>43,02734</text:p>
          </table:table-cell>
          <table:table-cell/>
          <table:table-cell table:formula="of:=SUM([.B103:.G103])" office:value-type="float" office:value="43.7437478" calcext:value-type="float">
            <text:p>43,7437478</text:p>
          </table:table-cell>
        </table:table-row>
        <table:table-row table:style-name="ro1">
          <table:table-cell office:value-type="string" calcext:value-type="string">
            <text:p>2023-01-08 18:20:1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734" calcext:value-type="float">
            <text:p>43,02734</text:p>
          </table:table-cell>
          <table:table-cell/>
          <table:table-cell table:formula="of:=SUM([.B104:.G104])" office:value-type="float" office:value="43.7437478" calcext:value-type="float">
            <text:p>43,7437478</text:p>
          </table:table-cell>
        </table:table-row>
        <table:table-row table:style-name="ro1">
          <table:table-cell office:value-type="string" calcext:value-type="string">
            <text:p>2023-01-08 18:20:1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05:.G105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1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06:.G106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1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07:.G107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0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08:.G108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0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09:.G109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0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10:.G110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0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969" calcext:value-type="float">
            <text:p>45,42969</text:p>
          </table:table-cell>
          <table:table-cell/>
          <table:table-cell table:formula="of:=SUM([.B111:.G111])" office:value-type="float" office:value="46.1460978" calcext:value-type="float">
            <text:p>46,1460978</text:p>
          </table:table-cell>
        </table:table-row>
        <table:table-row table:style-name="ro1">
          <table:table-cell office:value-type="string" calcext:value-type="string">
            <text:p>2023-01-08 18:20:0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7969" calcext:value-type="float">
            <text:p>45,67969</text:p>
          </table:table-cell>
          <table:table-cell/>
          <table:table-cell table:formula="of:=SUM([.B112:.G112])" office:value-type="float" office:value="46.3960978" calcext:value-type="float">
            <text:p>46,3960978</text:p>
          </table:table-cell>
        </table:table-row>
        <table:table-row table:style-name="ro1">
          <table:table-cell office:value-type="string" calcext:value-type="string">
            <text:p>2023-01-08 18:20:0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7969" calcext:value-type="float">
            <text:p>45,67969</text:p>
          </table:table-cell>
          <table:table-cell/>
          <table:table-cell table:formula="of:=SUM([.B113:.G113])" office:value-type="float" office:value="46.3960978" calcext:value-type="float">
            <text:p>46,3960978</text:p>
          </table:table-cell>
        </table:table-row>
        <table:table-row table:style-name="ro1">
          <table:table-cell office:value-type="string" calcext:value-type="string">
            <text:p>2023-01-08 18:20:0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2969" calcext:value-type="float">
            <text:p>45,92969</text:p>
          </table:table-cell>
          <table:table-cell/>
          <table:table-cell table:formula="of:=SUM([.B114:.G114])" office:value-type="float" office:value="46.6460978" calcext:value-type="float">
            <text:p>46,6460978</text:p>
          </table:table-cell>
        </table:table-row>
        <table:table-row table:style-name="ro1">
          <table:table-cell office:value-type="string" calcext:value-type="string">
            <text:p>2023-01-08 18:20:0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15:.G115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20:0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16:.G116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20:0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17:.G117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19:5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18:.G118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19:5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19:.G119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19:5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20:.G120])" office:value-type="float" office:value="46.8960978" calcext:value-type="float">
            <text:p>46,8960978</text:p>
          </table:table-cell>
        </table:table-row>
        <table:table-row table:style-name="ro1">
          <table:table-cell office:value-type="string" calcext:value-type="string">
            <text:p>2023-01-08 18:19:5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585953" calcext:value-type="float">
            <text:p>0,458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7969" calcext:value-type="float">
            <text:p>46,17969</text:p>
          </table:table-cell>
          <table:table-cell/>
          <table:table-cell table:formula="of:=SUM([.B121:.G121])" office:value-type="float" office:value="46.8960978" calcext:value-type="float">
            <text:p>46,8960978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68.542539" calcext:value-type="float">
            <text:p>68,542539</text:p>
          </table:table-cell>
          <table:table-cell office:value-type="float" office:value="85.3679148" calcext:value-type="float">
            <text:p>85,3679148</text:p>
          </table:table-cell>
          <table:table-cell office:value-type="float" office:value="53.9190424" calcext:value-type="float">
            <text:p>53,9190424</text:p>
          </table:table-cell>
          <table:table-cell table:number-columns-repeated="8"/>
          <table:table-cell table:formula="of:=AVERAGE([.A13];[.B13];[.C13];[.D13];[.E13];[.F13];[.G13];[.H13];[.I13];[.J13])" office:value-type="float" office:value="69.2764987333333" calcext:value-type="float">
            <text:p>69,2764987333333</text:p>
          </table:table-cell>
          <table:table-cell table:formula="of:=MAX([.A13:.C13])" office:value-type="float" office:value="85.3679148" calcext:value-type="float">
            <text:p>85,3679148</text:p>
          </table:table-cell>
          <table:table-cell/>
          <table:table-cell table:formula="of:=AVERAGE([.A2:.J5])" office:value-type="float" office:value="69.2764987333333" calcext:value-type="float">
            <text:p>69,2764987333333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table:formula="of:=AVERAGE([.A2:.A5])" office:value-type="float" office:value="68.542539" calcext:value-type="float">
            <text:p>68,542539</text:p>
          </table:table-cell>
          <table:table-cell table:formula="of:=AVERAGE([.B2:.B5])" office:value-type="float" office:value="85.3679148" calcext:value-type="float">
            <text:p>85,3679148</text:p>
          </table:table-cell>
          <table:table-cell table:formula="of:=AVERAGE([.C2:.C5])" office:value-type="float" office:value="53.9190424" calcext:value-type="float">
            <text:p>53,919042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Peak</text:p>
          </table:table-cell>
          <table:table-cell table:number-columns-repeated="12"/>
        </table:table-row>
        <table:table-row table:style-name="ro1">
          <table:table-cell table:formula="of:=MAX([.A2:.A5])" office:value-type="float" office:value="68.542539" calcext:value-type="float">
            <text:p>68,542539</text:p>
          </table:table-cell>
          <table:table-cell table:formula="of:=MAX([.B2:.B5])" office:value-type="float" office:value="85.3679148" calcext:value-type="float">
            <text:p>85,3679148</text:p>
          </table:table-cell>
          <table:table-cell table:formula="of:=MAX([.C2:.C5])" office:value-type="float" office:value="53.9190424" calcext:value-type="float">
            <text:p>53,919042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23:45.611081457</meta:creation-date>
    <dc:date>2023-01-10T01:25:59.379886662</dc:date>
    <meta:editing-duration>PT3M23S</meta:editing-duration>
    <meta:editing-cycles>2</meta:editing-cycles>
    <meta:generator>LibreOffice/7.4.3.2$Linux_X86_64 LibreOffice_project/40$Build-2</meta:generator>
    <meta:document-statistic meta:table-count="2" meta:cell-count="999" meta:object-count="0"/>
  </office:meta>
</office:document-meta>
</file>